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ff0000" loext:opacity="100%" style:font-name="Arial1" fo:font-size="16pt" fo:font-weight="bold" officeooo:rsid="0008d277" officeooo:paragraph-rsid="0008d277" style:font-size-asian="16pt" style:font-weight-asian="bold" style:font-size-complex="16pt" style:font-weight-complex="bold"/>
    </style:style>
    <style:style style:name="P2" style:family="paragraph" style:parent-style-name="Standard">
      <style:paragraph-properties fo:text-align="center" style:justify-single-word="false"/>
      <style:text-properties fo:color="#ff0000" loext:opacity="100%" style:font-name="Arial1" fo:font-size="16pt" style:text-underline-style="solid" style:text-underline-width="auto" style:text-underline-color="font-color" fo:font-weight="bold" officeooo:rsid="0008d277" officeooo:paragraph-rsid="0008d277" style:font-size-asian="16pt" style:font-weight-asian="bold" style:font-size-complex="16pt" style:font-weight-complex="bold"/>
    </style:style>
    <style:style style:name="P3" style:family="paragraph" style:parent-style-name="Standard">
      <style:paragraph-properties fo:text-align="start" style:justify-single-word="false"/>
      <style:text-properties fo:color="#ff0000" loext:opacity="100%" style:font-name="Arial1" fo:font-size="14pt" fo:font-weight="bold" officeooo:rsid="0008d277" officeooo:paragraph-rsid="0008d27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ff0000" loext:opacity="100%" style:font-name="Arial1" fo:font-size="12pt" fo:font-weight="bold" officeooo:rsid="0008d277" officeooo:paragraph-rsid="0008d277"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000000" loext:opacity="100%" style:font-name="Arial1" fo:font-size="12pt" fo:font-weight="normal" officeooo:rsid="0008d277" officeooo:paragraph-rsid="0008d27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style:font-name="Arial1" fo:font-size="12pt" fo:font-weight="normal" officeooo:rsid="0009a15a" officeooo:paragraph-rsid="0009a15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style:font-name="Arial1" fo:font-size="12pt" fo:font-weight="normal" officeooo:rsid="000ae807" officeooo:paragraph-rsid="000ae80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style:font-name="Arial1" fo:font-size="12pt" fo:font-weight="normal" officeooo:rsid="00117aa2" officeooo:paragraph-rsid="00117aa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style:font-name="Arial1" fo:font-size="12pt" fo:font-weight="normal" officeooo:rsid="00117aa2" officeooo:paragraph-rsid="0012344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style:font-name="Arial1" fo:font-size="12pt" fo:font-weight="normal" officeooo:rsid="0009a15a" officeooo:paragraph-rsid="0009a15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style:font-name="Arial1" fo:font-size="12pt" fo:font-weight="normal" officeooo:rsid="00154768" officeooo:paragraph-rsid="0015476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style:font-name="Arial1" fo:font-size="12pt" fo:font-weight="normal" officeooo:rsid="00154768" officeooo:paragraph-rsid="00165ae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style:font-name="Arial1" fo:font-size="12pt" fo:font-weight="normal" officeooo:rsid="00165aec" officeooo:paragraph-rsid="00165ae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style:font-name="Arial1" fo:font-size="12pt" fo:font-weight="normal" officeooo:rsid="000a1d9c" officeooo:paragraph-rsid="000a1d9c" style:font-size-asian="10.5pt" style:font-weight-asian="normal" style:font-size-complex="12pt" style:font-weight-complex="normal"/>
    </style:style>
    <style:style style:name="T1" style:family="text">
      <style:text-properties officeooo:rsid="00093d31"/>
    </style:style>
    <style:style style:name="T2" style:family="text">
      <style:text-properties officeooo:rsid="0009a15a"/>
    </style:style>
    <style:style style:name="T3" style:family="text">
      <style:text-properties officeooo:rsid="000a1d9c"/>
    </style:style>
    <style:style style:name="T4" style:family="text">
      <style:text-properties officeooo:rsid="000ae807"/>
    </style:style>
    <style:style style:name="T5" style:family="text">
      <style:text-properties officeooo:rsid="00123448"/>
    </style:style>
    <style:style style:name="T6" style:family="text">
      <style:text-properties officeooo:rsid="0014200b"/>
    </style:style>
    <style:style style:name="T7" style:family="text">
      <style:text-properties officeooo:rsid="00154768"/>
    </style:style>
    <style:style style:name="T8" style:family="text">
      <style:text-properties fo:font-weight="bold" style:font-weight-asian="bold" style:font-weight-complex="bold"/>
    </style:style>
    <style:style style:name="T9" style:family="text">
      <style:text-properties officeooo:rsid="00165aec"/>
    </style:style>
    <style:style style:name="T10"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trega nivel inicial Diplomatura Django.</text:p>
      <text:p text:style-name="P1"/>
      <text:p text:style-name="P3">Descripción del proyecto:</text:p>
      <text:p text:style-name="P4"/>
      <text:p text:style-name="P5">El proyecto cuenta con <text:span text:style-name="T4">dos</text:span> apps, servicios_board, que contiene la página en si del proyecto y un gestor de reparaciones para un servicio técnico, <text:span text:style-name="T1">la app utiliza una base de datos sqlite3 para almacenar toda la información de cada servicio. Se implemento una logica para que, si el usuario esta registrado y activado, pueda visualizar todos los servicios, y si el usuario ademas de estar registrado es parte del staff, pueda agregar nuevos servicios sin necesidad de entrar al </text:span><text:span text:style-name="T2">panel</text:span><text:span text:style-name="T1"> admin, </text:span><text:span text:style-name="T2">proximamente se implementaran modificaciones y bajas.</text:span></text:p>
      <text:p text:style-name="P6">Al login se accede desde el icono de usuario, ubicado en la parte derecha del navbar, si el usuario esta registrado y logueado, el menu mostrara nuevas opciones, como panel admin, panel de servicios y logout, si el usuario es staff podra ingresar al admin, en el caso del panel de servicios si es staff podra hacer altas de servicios, si no es staff solo podra visualizar los servicios activos. <text:span text:style-name="T3">Todos los datos del panel de servicios se encuentan en la tabla servicios_board_servicio, porximamente se va a hacer un esquema 1aN entre los datos del cliente y los servicios.</text:span></text:p>
      <text:p text:style-name="P11"><text:span text:style-name="T8">En el nivel intermedio</text:span> se cambio la logica de registro de usuarios anterior (registration-redux) por una propia según vimos en clase.</text:p>
      <text:p text:style-name="P14"/>
      <text:p text:style-name="P12"><text:span text:style-name="T8">En el nivel intermedio se agrego</text:span> la <text:span text:style-name="T9">funcionalidad de envio de mensajes, desde el link correspondiente que esta en el footer. Tambien en el panel admin, en store se crearon paginas intermedias al crear un json y ver productos.</text:span></text:p>
      <text:p text:style-name="P6"/>
      <text:p text:style-name="P6">La segunda app es un store, <text:span text:style-name="T3">la tabla utilizada es store_store, </text:span><text:span text:style-name="T4">la pagina mostrara todos los productos en la pagina que cumplan con el estado Publicado, los que est</text:span><text:span text:style-name="T7">é</text:span><text:span text:style-name="T4">n con estado No publicado o Borrador no ser</text:span><text:span text:style-name="T7">á</text:span><text:span text:style-name="T4">n visualizados en la pagina store. </text:span></text:p>
      <text:p text:style-name="P11"><text:span text:style-name="T8">En el nivel intermedio se agrego</text:span> la visualizaci<text:span text:style-name="T9">ó</text:span>n detallada de cada producto y la funci<text:span text:style-name="T9">ó</text:span>n de agregar al carrito fue modificada para utilizar localstorage, anteriormente estaba implementada con request.session unicamente. La posibilidad de agregar al carrito solo es posible si el usuario esta logueado, en caso contrario al hacer click en el bot<text:span text:style-name="T9">ó</text:span>n se ira a la pagina de login.</text:p>
      <text:p text:style-name="P13">Estando en el store en la barra de navegación aparecerá el link Buscar producto, esa búsqueda esta implementada con jquery y ajax.</text:p>
      <text:p text:style-name="P13"/>
      <text:p text:style-name="P6"/>
      <text:p text:style-name="P6"/>
      <text:p text:style-name="P6"/>
      <text:p text:style-name="P6"/>
      <text:p text:style-name="P6"/>
      <text:p text:style-name="P8">Para la prueba del sitio hay dos usuarios creados, <text:span text:style-name="T5">profe esta registrado pero no es staff, y profe2 esta registrado y es staff.</text:span></text:p>
      <text:p text:style-name="P8"/>
      <text:p text:style-name="P8">usuario: profe<text:tab/>contraseña: profe987654321</text:p>
      <text:p text:style-name="P9">usuario: profe_<text:span text:style-name="T6">staff</text:span><text:tab/>contraseña: profe987654321</text:p>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0T15:02:08.907000000</meta:creation-date>
    <dc:date>2023-03-30T21:41:21.205000000</dc:date>
    <meta:editing-duration>PT1H2M45S</meta:editing-duration>
    <meta:editing-cycles>5</meta:editing-cycles>
    <meta:generator>LibreOffice/7.3.3.2$Windows_X86_64 LibreOffice_project/d1d0ea68f081ee2800a922cac8f79445e4603348</meta:generator>
    <meta:document-statistic meta:table-count="0" meta:image-count="0" meta:object-count="0" meta:page-count="1" meta:paragraph-count="12" meta:word-count="409" meta:character-count="2501" meta:non-whitespace-character-count="2103"/>
  </office:meta>
</office:document-meta>
</file>